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52ff4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14670" officeooo:paragraph-rsid="00214670"/>
    </style:style>
    <style:style style:name="P6" style:family="paragraph" style:parent-style-name="Text_20_body">
      <style:text-properties style:font-name="Arial" officeooo:rsid="0014756d" officeooo:paragraph-rsid="0014756d"/>
    </style:style>
    <style:style style:name="P7" style:family="paragraph" style:parent-style-name="Standard">
      <style:text-properties officeooo:paragraph-rsid="001376c2"/>
    </style:style>
    <style:style style:name="P8" style:family="paragraph" style:parent-style-name="Table_20_Contents" style:list-style-name="L1">
      <style:paragraph-properties fo:text-align="start" style:justify-single-word="false"/>
      <style:text-properties style:font-name="Arial" officeooo:rsid="00214670" officeooo:paragraph-rsid="00214670"/>
    </style:style>
    <style:style style:name="P9" style:family="paragraph" style:parent-style-name="Table_20_Contents" style:list-style-name="L2">
      <style:paragraph-properties fo:text-align="start" style:justify-single-word="false"/>
      <style:text-properties style:font-name="Arial" officeooo:rsid="00214670" officeooo:paragraph-rsid="00214670"/>
    </style:style>
    <style:style style:name="P10" style:family="paragraph" style:parent-style-name="Table_20_Contents" style:list-style-name="L3">
      <style:paragraph-properties fo:text-align="start" style:justify-single-word="false"/>
      <style:text-properties style:font-name="Arial" officeooo:rsid="00214670" officeooo:paragraph-rsid="00214670"/>
    </style:style>
    <style:style style:name="P11" style:family="paragraph" style:parent-style-name="Table_20_Contents" style:list-style-name="L4">
      <style:text-properties style:font-name="Arial" officeooo:rsid="00214670" officeooo:paragraph-rsid="00214670"/>
    </style:style>
    <style:style style:name="P12" style:family="paragraph" style:parent-style-name="Footer">
      <style:text-properties officeooo:paragraph-rsid="0026e5ca"/>
    </style:style>
    <style:style style:name="T1" style:family="text">
      <style:text-properties fo:font-weight="bold" officeooo:rsid="001af903" style:font-weight-asian="bold" style:font-weight-complex="bold"/>
    </style:style>
    <style:style style:name="T2" style:family="text">
      <style:text-properties fo:font-weight="bold" officeooo:rsid="00214670" style:font-weight-asian="bold" style:font-weight-complex="bold"/>
    </style:style>
    <style:style style:name="T3" style:family="text">
      <style:text-properties fo:font-weight="bold" officeooo:rsid="002355ed" style:font-weight-asian="bold" style:font-weight-complex="bold"/>
    </style:style>
    <style:style style:name="T4" style:family="text">
      <style:text-properties officeooo:rsid="00214670"/>
    </style:style>
    <style:style style:name="T5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3">6</text:span></text:p>
          </table:table-cell>
          <table:table-cell table:style-name="Tabelle4.C1" office:value-type="string">
            <text:p text:style-name="P2">Title: <text:span text:style-name="T2">Assignment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This can either be a short video or just textual instructions</text:span></text:p>
            <text:p text:style-name="P2"/>
          </table:table-cell>
          <table:covered-table-cell/>
          <table:covered-table-cell/>
        </table:table-row>
      </table:table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5">Assignment 1</text:p>
          </table:table-cell>
          <table:table-cell table:style-name="Tabelle1.C2" office:value-type="string">
            <text:list xml:id="list230332409105556917" text:style-name="L1">
              <text:list-item>
                <text:p text:style-name="P8">Ask the user for ...</text:p>
              </text:list-item>
            </text:list>
            <text:list xml:id="list1729804117005993910" text:style-name="L2">
              <text:list-item>
                <text:p text:style-name="P9">... a number and store it in a variable</text:p>
              </text:list-item>
              <text:list-item>
                <text:p text:style-name="P9">… another number and store it in a variable<text:line-break/></text:p>
              </text:list-item>
            </text:list>
            <text:list xml:id="list5383611194132081226" text:style-name="L3">
              <text:list-item>
                <text:p text:style-name="P10">Calculate and display ...</text:p>
              </text:list-item>
            </text:list>
            <text:list xml:id="list210823968451623" text:continue-list="list1729804117005993910" text:style-name="L2">
              <text:list-item>
                <text:p text:style-name="P9">... the sum of the two numbers</text:p>
              </text:list-item>
              <text:list-item>
                <text:p text:style-name="P9">... the difference of the two numbers</text:p>
              </text:list-item>
              <text:list-item>
                <text:p text:style-name="P9">... the product of the two numbers</text:p>
              </text:list-item>
              <text:list-item>
                <text:p text:style-name="P9">… the quotient of the two number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5">Assignment 1</text:p>
          </table:table-cell>
          <table:table-cell table:style-name="Tabelle1.C3" office:value-type="string">
            <text:list xml:id="list1839993039544520837" text:style-name="L4">
              <text:list-item>
                <text:p text:style-name="P11">Hints:</text:p>
              </text:list-item>
              <text:list-item>
                <text:p text:style-name="P11">Convert the input text to a number using CDbl</text:p>
              </text:list-item>
              <text:list-item>
                <text:p text:style-name="P11">Display the result using MsgBox</text:p>
              </text:list-item>
              <text:list-item>
                <text:p text:style-name="P11">Use &amp; to concatenate strings</text:p>
              </text:list-item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6e5ca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43M6S</meta:editing-duration>
    <meta:editing-cycles>11</meta:editing-cycles>
    <meta:generator>LibreOffice/5.1.2.2$Windows_x86 LibreOffice_project/d3bf12ecb743fc0d20e0be0c58ca359301eb705f</meta:generator>
    <dc:date>2017-08-07T21:08:22.370000000</dc:date>
    <meta:document-statistic meta:table-count="2" meta:image-count="1" meta:object-count="0" meta:page-count="1" meta:paragraph-count="24" meta:word-count="129" meta:character-count="696" meta:non-whitespace-character-count="55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